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3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3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3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3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3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3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3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3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office:value-type="float" office:value="-700" calcext:value-type="float">
            <text:p>-700</text:p>
          </table:table-cell>
        </table:table-row>
        <table:table-row table:style-name="ro14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3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ce20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 table:number-columns-repeated="2"/>
          <table:table-cell table:style-name="ce29" office:value-type="float" office:value="3100" calcext:value-type="float">
            <text:p>3100</text:p>
          </table:table-cell>
          <table:table-cell/>
        </table:table-row>
        <table:table-row table:style-name="ro3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/>
          <table:table-cell table:style-name="ce15" table:formula="of:=SUM([.B3:.F3])" office:value-type="float" office:value="27400" calcext:value-type="float">
            <text:p>27400</text:p>
          </table:table-cell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Անի Գ․</text:p>
          </table:table-cell>
          <table:table-cell office:value-type="float" office:value="6600" calcext:value-type="float">
            <text:p>66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Անժելա</text:p>
          </table:table-cell>
          <table:table-cell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3">
          <table:table-cell table:number-columns-repeated="7"/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Արմենուհի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Default" office:value-type="float" office:value="-350" calcext:value-type="float">
            <text:p>-350</text:p>
          </table:table-cell>
          <table:table-cell/>
          <table:table-cell table:formula="of:=SUM([.K2];[.K4];[.J31])" office:value-type="float" office:value="74100" calcext:value-type="float">
            <text:p>741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" calcext:value-type="float">
            <text:p>3900</text:p>
          </table:table-cell>
          <table:table-cell/>
          <table:table-cell table:formula="of:=SUM([.G3])" office:value-type="float" office:value="27400" calcext:value-type="float">
            <text:p>27400</text:p>
          </table:table-cell>
        </table:table-row>
        <table:table-row table:style-name="ro3">
          <table:table-cell table:number-columns-repeated="7"/>
          <table:table-cell table:formula="of:=SUM([.B22:.F22])" office:value-type="float" office:value="1601.08225108225" calcext:value-type="float">
            <text:p>1601.082251082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46700" calcext:value-type="float">
            <text:p>46700</text:p>
          </table:table-cell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table:number-columns-repeated="2"/>
          <table:table-cell table:formula="of:=SUM([.B22:.F22])" office:value-type="float" office:value="1601.08225108225" calcext:value-type="float">
            <text:p>1601.082251082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table:number-columns-repeated="2"/>
          <table:table-cell table:formula="of:=SUM([.E22:.F22])" office:value-type="float" office:value="338.095238095238" calcext:value-type="float">
            <text:p>338.0952380952</text:p>
          </table:table-cell>
          <table:table-cell office:value-type="string" calcext:value-type="string">
            <text:p>Հասմիկ Դ․</text:p>
          </table:table-cell>
          <table:table-cell office:value-type="float" office:value="8200" calcext:value-type="float">
            <text:p>82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Ժոզեֆ</text:p>
          </table:table-cell>
          <table:table-cell table:style-name="Default" office:value-type="float" office:value="-4450" calcext:value-type="float">
            <text:p>-44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D22:.F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Default" office:value-type="float" office:value="-3300" calcext:value-type="float">
            <text:p>-330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:.F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office:value-type="float" office:value="4800" calcext:value-type="float">
            <text:p>48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table:number-columns-repeated="2"/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Սերյոժա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tev</text:p>
          </table:table-cell>
          <table:table-cell table:number-columns-repeated="5"/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Մհեր</text:p>
          </table:table-cell>
          <table:table-cell office:value-type="float" office:value="13100" calcext:value-type="float">
            <text:p>13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Դավիթ</text:p>
          </table:table-cell>
          <table:table-cell office:value-type="float" office:value="11700" calcext:value-type="float">
            <text:p>117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1601.08225108225" calcext:value-type="float">
            <text:p>1601.0822510823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6200" calcext:value-type="float">
            <text:p>62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Հրաչ</text:p>
          </table:table-cell>
          <table:table-cell office:value-type="float" office:value="7700" calcext:value-type="float">
            <text:p>77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style-name="Default" office:value-type="float" office:value="-2100" calcext:value-type="float">
            <text:p>-2100</text:p>
          </table:table-cell>
          <table:table-cell table:number-columns-repeated="2"/>
        </table:table-row>
        <table:table-row table:style-name="ro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Default" office:value-type="float" office:value="-700" calcext:value-type="float">
            <text:p>-7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office:value-type="string" calcext:value-type="string">
            <text:p>Վահե</text:p>
          </table:table-cell>
          <table:table-cell table:style-name="Default" office:value-type="float" office:value="-1000" calcext:value-type="float">
            <text:p>-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65.367965367965" calcext:value-type="float">
            <text:p>665.367965368</text:p>
          </table:table-cell>
          <table:table-cell office:value-type="string" calcext:value-type="string">
            <text:p>Տաթև</text:p>
          </table:table-cell>
          <table:table-cell table:style-name="Default" office:value-type="float" office:value="-5400" calcext:value-type="float">
            <text:p>-54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65.367965367965" calcext:value-type="float">
            <text:p>665.367965368</text:p>
          </table:table-cell>
          <table:table-cell office:value-type="string" calcext:value-type="string">
            <text:p>Մովսես</text:p>
          </table:table-cell>
          <table:table-cell table:style-name="Default" office:value-type="float" office:value="-4200" calcext:value-type="float">
            <text:p>-42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style-name="Default" office:value-type="float" office:value="-4300" calcext:value-type="float">
            <text:p>-4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];[.E22])" office:value-type="float" office:value="665.367965367965" calcext:value-type="float">
            <text:p>665.367965368</text:p>
          </table:table-cell>
          <table:table-cell table:style-name="ce54" office:value-type="string" calcext:value-type="string">
            <text:p>Մարիամ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Նաիրա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601.08225108225" calcext:value-type="float">
            <text:p>1601.0822510823</text:p>
          </table:table-cell>
          <table:table-cell office:value-type="string" calcext:value-type="string">
            <text:p>Թամարա</text:p>
          </table:table-cell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65.367965367965" calcext:value-type="float">
            <text:p>665.367965368</text:p>
          </table:table-cell>
          <table:table-cell office:value-type="string" calcext:value-type="string">
            <text:p>Vahe(Artsax)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29" office:value-type="float" office:value="41000" calcext:value-type="float">
            <text:p>4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3:.H31])" office:value-type="float" office:value="27400" calcext:value-type="float">
            <text:p>27400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21:02:29.176310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0T21:33:20.576992707</dc:date>
    <meta:editing-duration>P5DT9H30M42S</meta:editing-duration>
    <meta:editing-cycles>2025</meta:editing-cycles>
    <meta:generator>LibreOffice/4.2.6.3$Linux_X86_64 LibreOffice_project/420m0$Build-3</meta:generator>
    <meta:document-statistic meta:table-count="12" meta:cell-count="4836" meta:object-count="0"/>
  </office:meta>
</office:document-meta>
</file>